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FactoryImpl.createValue( String value , int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ValueFactoryImpl.create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actoryImpl.creat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actoryImpl.Value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FactoryImpl.createValue( Calend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actoryImpl.createValue( InputStream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actoryImpl.createValue(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actory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actoryImpl.create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actoryImpl.create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